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In summary, don't try to steal our game, don't filch our code, and stay on the legal side of the internet. If you want to redistribute the game, go ahead, but you're required to link back to our homepage when you do (if you can).</text:p>
      <text:p text:style-name="Standard">Modifications are completely legal, so go on ahead, fix the textures, or try breaking the game for yourself. Just be careful when submitting them to us. Make sure you submit them as a modification, and not as just random user content.</text:p>
      <text:p text:style-name="Standard"/>
      <text:p text:style-name="Standard"/>
      <text:p text:style-name="Standard">The super ugly ToS follow. We'll get a lawyer to draft a proper one later.</text:p>
      <text:p text:style-name="Standard"/>
      <text:p text:style-name="Standard"/>
      <text:p text:style-name="Standard">By downloading the executable and all associated files, henceforth called the Product, or by using the Product, you accept the terms of the following agreement. If you do not agree with the terms, do not download this product.</text:p>
      <text:p text:style-name="Standard"/>
      <text:p text:style-name="Standard">By accepting this agreement, you represent you are at least 13 years of age, you are not a blue haired butler <text:s/>with a girly face living in Japan, and have the legal authority to enter into this agreement. If you are at least 13 years of age and less than 18 years of age, you represent that your parent or legal guardian has consented to you downloading and using the Product. If you are under 13 years of age, then please do not use the Product. If you fail to meet this terms for other reasons, then please do not use the Product. You obviously have bigger problems.</text:p>
      <text:p text:style-name="Standard"/>
      <text:p text:style-name="P1">Use of the Product</text:p>
      <text:p text:style-name="Standard"><text:span text:style-name="T1">You may use the Product in concordance with the terms of this agreement, and you agree to comply with said terms and conditions at all times. The Product</text:span> is provided AS IS for your personal and non-commercial use and may not be sold or licensed for any other purposes without the prior written consent of EpicHouse Studios. All rights not explicitly granted in the terms of this agreement remain with EpicHouse Studios.</text:p>
      <text:p text:style-name="Standard"/>
      <text:p text:style-name="P1">Limitation of Liability</text:p>
      <text:p text:style-name="Standard"><text:span text:style-name="T1">In no event will EpicHouse Studios or any associated persons be liable, </text:span>whether in contract, warranty, tort (including negligence (whether active, passive or imputed)), product liability, strict liability or other theory, to you or any other person for any damages (including, without limitation, any indirect, incidental, special or consequential damages) arising out or in connection of any use of, inability to use or results of use of this Product or any associated assets even if EpicHouse Studios has been advised of the possibility of such damages.</text:p>
      <text:p text:style-name="Standard"/>
      <text:p text:style-name="P1">EpicHouse Studios Ownership</text:p>
      <text:p text:style-name="P2">All right, title and interest in and to this Product, associated assets, and all associated Proprietary Rights is owned by EpicHouse Studios or its licensors, and no ownership of any of the foregoing items is transferred to you by virtue of this Agreement or EpicHouse Studios' permitting you to use the Product. You may not remove any trademark, copyright, or any other proprietary notice from the Product.</text:p>
      <text:p text:style-name="Standard"/>
      <text:p text:style-name="P1">Redistribution</text:p>
      <text:p text:style-name="P2">Redistributing the Product with the intent of profit or malicious intent is forbidden. You are permitted to redistribute the Product, given attribution to EpicHouse Studios', a link to EpicHouse Studios' homepage (if applicable), and inclusion of this Terms of Use.</text:p>
      <text:p text:style-name="P2"/>
      <text:p text:style-name="P1"><text:soft-page-break/>Modification</text:p>
      <text:p text:style-name="P2">Modifying the product with the intent of profit or malicious intent is forbidden. Altering any of the Product's compiled code without written permission from EpicHouse Studios is forbidden, regardless of intent. Adding files under the addons directory of the Product falls under the class of a Modification. You may add and edit files under this directory, but if and only if you abide by the rules of this agreement. You may distribute legal Modifications you make freely, as long as you do not distribute with the intent of profit or malicious intent.</text:p>
      <text:p text:style-name="P2"/>
      <text:p text:style-name="P1">Disclaimer</text:p>
      <text:p text:style-name="P2">EpicHouse Studios does not endorse the comments and opinions put forth by the Product or any associated materials.</text:p>
      <text:p text:style-name="P2"/>
      <text:p text:style-name="P1">Other</text:p>
      <text:p text:style-name="P2">“Licensee Developed Game title” uses Havok®. <text:s/>©Copyright 1999-2011 Havok.com Inc. (and its Licensors). <text:s/>All Rights Reserved. <text:s/>See www.havok.com for details.</text:p>
      <text:p text:style-name="P2"/>
      <text:p text:style-name="P2">The following are general terms for all EpicHouse Studios products and services.</text:p>
      <text:p text:style-name="P2"/>
      <text:p text:style-name="P1">User Content and Suggestions</text:p>
      <text:p text:style-name="Standard"><text:span text:style-name="T1">EpicHouse Studios' enjoys having your feedback about their projects. However, EpicHouse Studios does not want to get sued by an angry fan. Therefore, EpicHouse Studios does not accept or consider any material for use in any of their products that has not been explicitly requested by EpicHouse Studios, including but not limited to sketches, drawings, programs, notes, stories, recipies, interineries of Sunday mornings, and game or character designs and ideas. EpicHouse Studios asks you to not send us any such materials. If you ignore this request, any such materials submitted by you to EpicHouse Studios will become the property of EpicHouse Studios, with EpicHouse Studios </text:span>exclusively owning all known and hereafter existing rights to such materials. You acknowledge and agree to not contest EpicHouse Studios' rights to these materials in any manner and for any purpose without compensation to you.</text:p>
      <text:p text:style-name="P2"/>
      <text:p text:style-name="P1">Other</text:p>
      <text:p text:style-name="P2">No failure or forbearance on EpicHouse Studios' part to exercise its rights or insist upon performance of your obligations hereunder is to be construed as a waiver or relinquishment of those or any other rights or obligations in that or any other instance; rather, the same shall remain in full force and effect. <text:line-break/>If any provision of this agreement is deemed unlawful, void, or for any reason unenforceable, such provision shall be narrowed in scope or otherwise amended to the extent necessary to make such provision lawful, valid and enforceable while as nearly as possible reflecting the intent of the parties as expressed in this Agreement, or, if such amendment is impossible, severed from this agreement. No amendment or severing of any provision of this Agreement shall affect the validity or enforceability of any remaining provisions. <text:line-break/>This agreement shall be governed by and construed in accordance with the laws of the State of Washington, U.S.A., without reference to its choice of law rules. You hereby submit to the exclusive jurisdiction of the federal and state courts located at Whitman County, Washington with respect to any claim or suit arising out of or in connection with this Agreement, this Site or any Materials, and agree not to commence or prosecute any such claim or suit except in the aforementioned cour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6T18:42:47.26</meta:creation-date>
    <dc:date>2012-11-16T20:36:04.90</dc:date>
    <meta:editing-duration>PT56M1S</meta:editing-duration>
    <meta:editing-cycles>33</meta:editing-cycles>
    <meta:generator>LibreOffice/3.4$Win32 LibreOffice_project/340m1$Build-402</meta:generator>
    <meta:document-statistic meta:table-count="0" meta:image-count="0" meta:object-count="0" meta:page-count="2" meta:paragraph-count="24" meta:word-count="1032" meta:character-count="6263" meta:non-whitespace-character-count="5249"/>
  </office:meta>
</office:document-meta>
</file>